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400000154F87E1FADEEA433F2.png" manifest:media-type="image/png"/>
  <manifest:file-entry manifest:full-path="Pictures/10000000000001540000015474A377762B71AB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99mm" svg:y="1.06mm" svg:width="164.99mm" svg:height="164.99mm" draw:z-index="0"><draw:image xlink:href="Pictures/10000000000001540000015474A377762B71AB1D.png" xlink:type="simple" xlink:show="embed" xlink:actuate="onLoad"/></draw:frame></text:p>
      <text:p text:style-name="P1"><draw:frame draw:style-name="fr1" draw:name="Image2" text:anchor-type="paragraph" svg:x="3.81mm" svg:y="2.77mm" svg:width="164.99mm" svg:height="164.99mm" draw:z-index="1"><draw:image xlink:href="Pictures/100000000000015400000154F87E1FADEEA433F2.png" xlink:type="simple" xlink:show="embed" xlink:actuate="onLoad"/></draw:frame></text:p>
      <text:p text:style-name="P1"><draw:frame draw:style-name="fr1" draw:name="Image3" text:anchor-type="paragraph" svg:x="6.99mm" svg:y="1.06mm" svg:width="120mm" svg:height="120mm" draw:z-index="2"><draw:image xlink:href="Pictures/10000000000001540000015474A377762B71AB1D.png" xlink:type="simple" xlink:show="embed" xlink:actuate="onLoad"/></draw:frame></text:p>
      <text:p text:style-name="P1"><draw:frame draw:style-name="fr1" draw:name="Image4" text:anchor-type="paragraph" svg:x="3.81mm" svg:y="2.77mm" svg:width="120mm" svg:height="120mm" draw:z-index="3"><draw:image xlink:href="Pictures/100000000000015400000154F87E1FADEEA433F2.png" xlink:type="simple" xlink:show="embed" xlink:actuate="onLoad"/></draw:frame></text:p>
      <text:p text:style-name="P1"><draw:frame draw:style-name="fr1" draw:name="Image5" text:anchor-type="paragraph" svg:x="6.99mm" svg:y="1.06mm" svg:width="140mm" svg:height="140mm" draw:z-index="4"><draw:image xlink:href="Pictures/10000000000001540000015474A377762B71AB1D.png" xlink:type="simple" xlink:show="embed" xlink:actuate="onLoad"/></draw:frame></text:p>
      <text:p text:style-name="P1"><draw:frame draw:style-name="fr1" draw:name="Image6" text:anchor-type="paragraph" svg:x="3.81mm" svg:y="2.77mm" svg:width="140mm" svg:height="140mm" draw:z-index="5"><draw:image xlink:href="Pictures/100000000000015400000154F87E1FADEEA433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8:46:00.420843951</meta:creation-date>
    <dc:date>2019-12-10T19:36:37.630989898</dc:date>
    <meta:editing-duration>PT4M36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